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rebuchet MS" fo:font-size="10pt" fo:font-weight="bold" style:font-size-asian="10pt" style:font-weight-asian="bold" style:font-size-complex="10pt" style:font-weight-complex="bold"/>
    </style:style>
    <style:style style:name="P2" style:family="paragraph" style:parent-style-name="Standard">
      <style:text-properties style:font-name="Trebuchet MS" fo:font-size="10pt" style:font-size-asian="10pt" style:font-size-complex="10pt"/>
    </style:style>
    <style:style style:name="P3" style:family="paragraph" style:parent-style-name="Standard" style:list-style-name="L1">
      <style:text-properties style:font-name="Trebuchet MS" fo:font-size="10pt" style:font-size-asian="10pt" style:font-size-complex="10pt"/>
    </style:style>
    <style:style style:name="P4" style:family="paragraph" style:parent-style-name="Standard" style:list-style-name="L4">
      <style:text-properties style:font-name="Trebuchet MS" fo:font-size="10pt" style:font-size-asian="10pt" style:font-size-complex="10pt"/>
    </style:style>
    <style:style style:name="P5" style:family="paragraph" style:parent-style-name="Standard" style:list-style-name="L5">
      <style:text-properties style:font-name="Trebuchet MS" fo:font-size="10pt" style:font-size-asian="10pt" style:font-size-complex="10pt"/>
    </style:style>
    <style:style style:name="P6" style:family="paragraph" style:parent-style-name="Standard" style:list-style-name="L7">
      <style:text-properties style:font-name="Trebuchet MS" fo:font-size="10pt" style:font-size-asian="10pt" style:font-size-complex="10pt"/>
    </style:style>
    <style:style style:name="P7" style:family="paragraph" style:parent-style-name="Standard" style:list-style-name="L17">
      <style:text-properties style:font-name="Trebuchet MS" fo:font-size="10pt" style:font-size-asian="10pt" style:font-size-complex="10pt"/>
    </style:style>
    <style:style style:name="P8" style:family="paragraph" style:parent-style-name="Standard" style:list-style-name="L18">
      <style:text-properties style:font-name="Trebuchet MS" fo:font-size="10pt" style:font-size-asian="10pt" style:font-size-complex="10pt"/>
    </style:style>
    <style:style style:name="P9" style:family="paragraph" style:parent-style-name="Standard" style:list-style-name="L19">
      <style:text-properties style:font-name="Trebuchet MS" fo:font-size="10pt" style:font-size-asian="10pt" style:font-size-complex="10pt"/>
    </style:style>
    <style:style style:name="P10" style:family="paragraph" style:parent-style-name="Standard" style:list-style-name="L20">
      <style:text-properties style:font-name="Trebuchet MS" fo:font-size="10pt" style:font-size-asian="10pt" style:font-size-complex="10pt"/>
    </style:style>
    <style:style style:name="P11" style:family="paragraph" style:parent-style-name="Standard" style:list-style-name="L21">
      <style:text-properties style:font-name="Trebuchet MS" fo:font-size="10pt" style:font-size-asian="10pt" style:font-size-complex="10pt"/>
    </style:style>
    <style:style style:name="P12" style:family="paragraph" style:parent-style-name="Standard" style:list-style-name="L22">
      <style:text-properties style:font-name="Trebuchet MS" fo:font-size="10pt" style:font-size-asian="10pt" style:font-size-complex="10pt"/>
    </style:style>
    <style:style style:name="P13" style:family="paragraph" style:parent-style-name="Standard" style:list-style-name="L23">
      <style:text-properties style:font-name="Trebuchet MS" fo:font-size="10pt" style:font-size-asian="10pt" style:font-size-complex="10pt"/>
    </style:style>
    <style:style style:name="P14" style:family="paragraph" style:parent-style-name="Standard" style:list-style-name="L24">
      <style:text-properties style:font-name="Trebuchet MS" fo:font-size="10pt" style:font-size-asian="10pt" style:font-size-complex="10pt"/>
    </style:style>
    <style:style style:name="P15" style:family="paragraph" style:parent-style-name="Standard" style:list-style-name="L25">
      <style:text-properties style:font-name="Trebuchet MS" fo:font-size="10pt" style:font-size-asian="10pt" style:font-size-complex="10pt"/>
    </style:style>
    <style:style style:name="P16" style:family="paragraph" style:parent-style-name="Standard">
      <style:text-properties style:font-name="Trebuchet MS" fo:font-size="10pt" fo:font-weight="normal" style:font-size-asian="10pt" style:font-weight-asian="normal" style:font-size-complex="10pt" style:font-weight-complex="normal"/>
    </style:style>
    <style:style style:name="P17" style:family="paragraph" style:parent-style-name="Standard" style:list-style-name="L17">
      <style:text-properties style:font-name="Trebuchet MS" fo:font-size="10pt" fo:font-weight="normal" style:font-size-asian="10pt" style:font-weight-asian="normal" style:font-size-complex="10pt" style:font-weight-complex="normal"/>
    </style:style>
    <style:style style:name="P18" style:family="paragraph" style:parent-style-name="Standard" style:list-style-name="L26">
      <style:text-properties style:font-name="Trebuchet MS" fo:font-size="10pt" fo:font-weight="normal" style:font-size-asian="10pt" style:font-weight-asian="normal" style:font-size-complex="10pt" style:font-weight-complex="normal"/>
    </style:style>
    <style:style style:name="P19" style:family="paragraph" style:parent-style-name="Standard">
      <style:text-properties style:font-name="Trebuchet MS" fo:font-size="10pt" fo:language="en" fo:country="US" style:font-size-asian="10pt" style:font-size-complex="10pt"/>
    </style:style>
    <style:style style:name="P20" style:family="paragraph" style:parent-style-name="Standard" style:list-style-name="WW8Num1">
      <style:text-properties style:font-name="Trebuchet MS" fo:font-size="10pt" fo:language="en" fo:country="US" style:font-size-asian="10pt" style:font-size-complex="10pt"/>
    </style:style>
    <style:style style:name="P21" style:family="paragraph" style:parent-style-name="Standard" style:list-style-name="WW8Num2">
      <style:text-properties style:font-name="Trebuchet MS" fo:font-size="10pt" fo:language="en" fo:country="US" style:font-size-asian="10pt" style:font-size-complex="10pt"/>
    </style:style>
    <style:style style:name="P22" style:family="paragraph" style:parent-style-name="Standard" style:list-style-name="L26">
      <style:text-properties style:font-name="Trebuchet MS" fo:font-size="10pt" fo:language="en" fo:country="US" fo:font-weight="normal" style:font-size-asian="10pt" style:font-weight-asian="normal" style:font-size-complex="10pt" style:font-weight-complex="normal"/>
    </style:style>
    <style:style style:name="P23" style:family="paragraph" style:parent-style-name="Standard">
      <style:text-properties style:font-name="Trebuchet MS" fo:font-size="10pt" fo:language="en" fo:country="GB" style:font-size-asian="10pt" style:font-size-complex="10pt"/>
    </style:style>
    <style:style style:name="P24" style:family="paragraph" style:parent-style-name="Standard">
      <style:text-properties fo:color="#7e0021" style:font-name="Trebuchet MS" fo:font-size="10pt" fo:font-weight="bold" style:font-size-asian="10pt" style:font-weight-asian="bold" style:font-size-complex="10pt" style:font-weight-complex="bold"/>
    </style:style>
    <style:style style:name="P25" style:family="paragraph" style:parent-style-name="Standard">
      <style:text-properties fo:color="#0000ff" style:font-name="Trebuchet MS" fo:font-size="10pt" fo:font-weight="bold" style:font-size-asian="10pt" style:font-weight-asian="bold" style:font-size-complex="10pt" style:font-weight-complex="bold"/>
    </style:style>
    <style:style style:name="P26" style:family="paragraph" style:parent-style-name="Standard" style:list-style-name="L17">
      <style:text-properties fo:color="#0000ff" style:font-name="Trebuchet MS" fo:font-size="10pt" fo:font-weight="bold" style:font-size-asian="10pt" style:font-weight-asian="bold" style:font-size-complex="10pt" style:font-weight-complex="bold"/>
    </style:style>
    <style:style style:name="P27" style:family="paragraph" style:parent-style-name="Standard" style:list-style-name="L17">
      <style:text-properties fo:color="#ff0000" style:font-name="Trebuchet MS" fo:font-size="10pt" style:font-size-asian="10pt" style:font-size-complex="10pt"/>
    </style:style>
    <style:style style:name="P28" style:family="paragraph" style:parent-style-name="Standard" style:list-style-name="L18">
      <style:text-properties fo:color="#ff0000" style:font-name="Trebuchet MS" fo:font-size="10pt" style:font-size-asian="10pt" style:font-size-complex="10pt"/>
    </style:style>
    <style:style style:name="P29" style:family="paragraph" style:parent-style-name="Standard" style:list-style-name="L19">
      <style:text-properties fo:color="#ff0000" style:font-name="Trebuchet MS" fo:font-size="10pt" style:font-size-asian="10pt" style:font-size-complex="10pt"/>
    </style:style>
    <style:style style:name="P30" style:family="paragraph" style:parent-style-name="Standard" style:list-style-name="L20">
      <style:text-properties fo:color="#ff0000" style:font-name="Trebuchet MS" fo:font-size="10pt" style:font-size-asian="10pt" style:font-size-complex="10pt"/>
    </style:style>
    <style:style style:name="P31" style:family="paragraph" style:parent-style-name="Standard" style:list-style-name="L21">
      <style:text-properties fo:color="#ff0000" style:font-name="Trebuchet MS" fo:font-size="10pt" style:font-size-asian="10pt" style:font-size-complex="10pt"/>
    </style:style>
    <style:style style:name="P32" style:family="paragraph" style:parent-style-name="Standard" style:list-style-name="L22">
      <style:text-properties fo:color="#ff0000" style:font-name="Trebuchet MS" fo:font-size="10pt" style:font-size-asian="10pt" style:font-size-complex="10pt"/>
    </style:style>
    <style:style style:name="P33" style:family="paragraph" style:parent-style-name="Standard" style:list-style-name="L23">
      <style:text-properties fo:color="#ff0000" style:font-name="Trebuchet MS" fo:font-size="10pt" style:font-size-asian="10pt" style:font-size-complex="10pt"/>
    </style:style>
    <style:style style:name="P34" style:family="paragraph" style:parent-style-name="Standard" style:list-style-name="L24">
      <style:text-properties fo:color="#ff0000" style:font-name="Trebuchet MS" fo:font-size="10pt" style:font-size-asian="10pt" style:font-size-complex="10pt"/>
    </style:style>
    <style:style style:name="P35" style:family="paragraph" style:parent-style-name="Standard" style:list-style-name="L17">
      <style:text-properties fo:color="#ff0000" style:font-name="Trebuchet MS" fo:font-size="10pt" fo:font-weight="normal" style:font-size-asian="10pt" style:font-weight-asian="normal" style:font-size-complex="10pt" style:font-weight-complex="normal"/>
    </style:style>
    <style:style style:name="P36" style:family="paragraph" style:parent-style-name="Standard" style:list-style-name="L26">
      <style:text-properties fo:color="#ff0000" style:font-name="Trebuchet MS" fo:font-size="10pt" fo:font-weight="normal" style:font-size-asian="10pt" style:font-weight-asian="normal" style:font-size-complex="10pt" style:font-weight-complex="normal"/>
    </style:style>
    <style:style style:name="P37" style:family="paragraph" style:parent-style-name="Standard">
      <style:paragraph-properties fo:margin-left="0.25in" fo:margin-right="0in" fo:text-indent="0in" style:auto-text-indent="false"/>
      <style:text-properties style:font-name="Trebuchet MS" fo:font-size="10pt" fo:language="en" fo:country="US" style:font-size-asian="10pt" style:font-size-complex="10pt"/>
    </style:style>
    <style:style style:name="P38" style:family="paragraph" style:parent-style-name="Heading_20_1" style:master-page-name="Standard">
      <style:paragraph-properties style:page-number="auto"/>
      <style:text-properties style:font-name="Trebuchet MS" fo:font-size="10pt" fo:language="en" fo:country="US" style:font-size-asian="10pt" style:font-size-complex="10pt"/>
    </style:style>
    <style:style style:name="P39" style:family="paragraph" style:parent-style-name="Heading_20_2">
      <style:text-properties style:font-name="Trebuchet MS" fo:font-size="10pt" fo:language="en" fo:country="US" style:font-size-asian="10pt" style:font-size-complex="10pt"/>
    </style:style>
    <style:style style:name="P40" style:family="paragraph" style:parent-style-name="Heading_20_3">
      <style:text-properties style:font-name="Trebuchet MS" fo:font-size="10pt" fo:language="en" fo:country="US" style:font-size-asian="10pt" style:font-size-complex="10pt"/>
    </style:style>
    <style:style style:name="T1" style:family="text">
      <style:text-properties fo:language="en" fo:country="US"/>
    </style:style>
    <style:style style:name="T2" style:family="text">
      <style:text-properties fo:language="en" fo:country="US" fo:background-color="#ffff00"/>
    </style:style>
    <style:style style:name="T3" style:family="text">
      <style:text-properties fo:language="en" fo:country="US" fo:font-weight="bold" style:font-weight-asian="bold"/>
    </style:style>
    <style:style style:name="T4" style:family="text">
      <style:text-properties style:text-position="super 58%" fo:language="en" fo:country="US"/>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7e0021" fo:font-weight="bold" style:font-weight-asian="bold" style:font-weight-complex="bold"/>
    </style:style>
    <style:style style:name="T8" style:family="text">
      <style:text-properties fo:color="#008000"/>
    </style:style>
    <style:style style:name="T9"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Broker CRM</text:h>
      <text:p text:style-name="P23"/>
      <text:p text:style-name="P19">The purpose of the Broker CRM database is to provide FQ Securities with an overview of all client accounts as well as IB and Asset Manager relationships. Some of this document will overlap with the web development document, but on a more general level. This is just to give an overview and help understand the process.</text:p>
      <text:p text:style-name="P19"/>
      <text:h text:style-name="P39" text:outline-level="2">Tables-&gt;Queries-&gt;Forms</text:h>
      <text:p text:style-name="P19"/>
      <text:p text:style-name="P19">The general idea is that in the CRM which there will be a form for clients, for IB, for Asset managers, and each form will aggregate all relevant information about each these client types.</text:p>
      <text:p text:style-name="P19"/>
      <text:p text:style-name="P19">I have created in access the tables in accord to relational data base concepts. Hopefully is will reduce data duplication and assist in easy implementation and data access. As the tables are distributed you will have to bring data from multiple tables into one form. I am not sure what technology you are using and whether the forms will be generated directly from the tables or whether queries will be generated and then forms. I leave it to you to determine which option works better.</text:p>
      <text:p text:style-name="P19"/>
      <text:p text:style-name="P19">For example, the Account maybe a company which has multiple contacts. Therefore I created a contacts table which will be related via the primary key to the account. Same goes for account notes, as employees will enter many notes on an account there will be a notes table that relates to the account table. That way data will not have to be duplicated with every note entered. </text:p>
      <text:p text:style-name="P19"/>
      <text:p text:style-name="P19">The account form in the CRM should include all information that is related to the account in a way that makes the information easily accessible. This can be for example organized in subforms for notes and contacts, on separate tabs etc (to be discussed).</text:p>
      <text:p text:style-name="P19"/>
      <text:p text:style-name="P19">To take another example, then in the Introducing Broker form/window/view (IB: a person that introduces clients to the broker and earn rebates on the volume they trade) it should be possible via the IB-Account relationship table to view all the accounts that are managed by this IB, their individual AUM etc. </text:p>
      <text:p text:style-name="P19"/>
      <text:p text:style-name="P19">FQS staff should have access to all information. Clients should have a more limited view of their account. They should not for example be able to see the notes that are written by FQS employees.</text:p>
      <text:p text:style-name="P19"/>
      <text:p text:style-name="P19">I explain bellow in more detail the functionality that is necessary for each entity in the CRM. While clients have access to their backoffice to view information about their account, and perform certain function, such depositing/withdrawing funds. The focus here is on the companies use of the CRM.</text:p>
      <text:p text:style-name="P19">. </text:p>
      <text:h text:style-name="P39" text:outline-level="2">Leads</text:h>
      <text:h text:style-name="P40" text:outline-level="3">Trading Accounts</text:h>
      <text:list xml:id="list5759103140109108766" text:style-name="WW8Num1">
        <text:list-item>
          <text:p text:style-name="P20">When a client downloads a demo he registers in the CRM as a lead. This gives him access to a back office as a lead where he can see and edit his lead information, download a demo, and see research that is available.</text:p>
        </text:list-item>
        <text:list-item>
          <text:p text:style-name="P20">As stated in the web development document, the information the lead enters on registration is stored in the data base. </text:p>
        </text:list-item>
      </text:list>
      <text:p text:style-name="P37"/>
      <text:p text:style-name="P37">Key information is:</text:p>
      <text:list xml:id="list30528907" text:continue-numbering="true" text:style-name="WW8Num1">
        <text:list-item>
          <text:list>
            <text:list-item>
              <text:p text:style-name="P20">Company Name (can be blank)</text:p>
            </text:list-item>
            <text:list-item>
              <text:p text:style-name="P20">Name (First, Last)</text:p>
            </text:list-item>
            <text:list-item>
              <text:p text:style-name="P20">Email</text:p>
            </text:list-item>
            <text:list-item>
              <text:p text:style-name="P20">Full telephone number including country code</text:p>
            </text:list-item>
            <text:list-item>
              <text:p text:style-name="P20">Purpose (Trading account, IB)</text:p>
            </text:list-item>
            <text:list-item>
              <text:p text:style-name="P20">Years of experience trading (Drop down 1-10, 10+)</text:p>
            </text:list-item>
            <text:list-item>
              <text:p text:style-name="P20">Account type (Retail, HNW, PRO, Fund)</text:p>
            </text:list-item>
            <text:list-item>
              <text:p text:style-name="P20">Trading Interests (Forex, CFD, Forex options, futures, stocks)</text:p>
            </text:list-item>
            <text:list-item>
              <text:p text:style-name="P20">Trading platform interested in (FX Inside, Power Trader, MT4)</text:p>
            </text:list-item>
            <text:list-item>
              <text:p text:style-name="P20">Preferred language of communication</text:p>
            </text:list-item>
            <text:list-item>
              <text:p text:style-name="P20"><text:soft-page-break/>Does he speak English</text:p>
            </text:list-item>
            <text:list-item>
              <text:p text:style-name="P20">Country of residence </text:p>
            </text:list-item>
            <text:list-item>
              <text:p text:style-name="P20">Introducing Broker (If the lead had clicked on an IB link then this field should be auto populated) – If a client arrives through an IB then he should get a demo that matches the setting of that IB (i.e. spreads and commissions)</text:p>
            </text:list-item>
          </text:list>
        </text:list-item>
        <text:list-item>
          <text:p text:style-name="P20">From the brokers perspective there is additional information that would be added from ongoing conversations with the lead. This information will go into other fields in the table, which is described in access. </text:p>
        </text:list-item>
        <text:list-item>
          <text:p text:style-name="P20">There is a Lead-Notes table that is attached to the lead table. It is linked via the primary key and each lead may have multiple notes. Each note will have a time stamp and the signature stamp of the person who entered the note. This is done to keep track as to who entered information about a lead. Notes one entered can only be edited by the original writer. </text:p>
        </text:list-item>
        <text:list-item>
          <text:p text:style-name="P20">Lead duplication: Many times leads will register multiple times. They do this for various reasons (they forgot their password, they want a second account, etc). When lead is created, we need the system to check that it does not already exist. Emails, phone numbers can be used for this purpose. Also, when a sales person creates a lead manually, the system should check that this lead does not already exist.</text:p>
        </text:list-item>
        <text:list-item>
          <text:p text:style-name="P20">Assignment to sales person should be done in a fair and equitable manner. We hope to balance assignments between sales people. Assignment should be rule based:</text:p>
          <text:list>
            <text:list-item>
              <text:p text:style-name="P20">firstly on a language basis. </text:p>
            </text:list-item>
            <text:list-item>
              <text:p text:style-name="P20">If multiple sales people speak the language of the lead then the system should look to the rank of the sales person and then at the type of lead. For example, experienced sales people, should be assigned institutional leads while new sales people should be assigned retail leads.</text:p>
            </text:list-item>
            <text:list-item>
              <text:p text:style-name="P20">If the sales people speak the same language and have the same rank, which will be the case at FQS in the first 6 month-1year, then the leads should be distributed equally. If one sales person received more leads because they speak more languages, then when a lead comes in a mutual language of multiple sales people then the lead should go to the sales person who had received less leads. Basically, A lead distribution counter should be maintained.</text:p>
            </text:list-item>
          </text:list>
        </text:list-item>
      </text:list>
      <text:p text:style-name="P19"/>
      <text:h text:style-name="P40" text:outline-level="3">Account</text:h>
      <text:p text:style-name="P19">Accounts can be created when someone either presses the register account button on the FQC websites or when an existing lead logs into their back office and presses a button to create a live account. This will import the lead information and notes from the lead table into the account table. And prompt the clients for additional information for account opeining as described in the web development document. </text:p>
      <text:p text:style-name="P19"/>
      <text:p text:style-name="P19">When an account record is created then the lead should be deleted.</text:p>
      <text:p text:style-name="P19"/>
      <text:p text:style-name="P19">When an account is registered the system should check if a related lead already exists. If it thinks that it does, then the account opener should be prompted and asked if this was his demo account. If they click yes, then the demo account should be moved to the registered account. All lead notes should be moved to the registered account. And the lead should deleted.</text:p>
      <text:p text:style-name="P19"/>
      <text:p text:style-name="P19">Accounts pay commissions based on the commission standard of FQS. There will be a commission table which illustrates at what volume which commissions are charged. Based on the volume generated by the account in the last month the account will be charged. If adjustments need to be made they will be at the end of the month. </text:p>
      <text:p text:style-name="P19"/>
      <text:p text:style-name="P19">Accounts that are clients of IB will be charged according to IB agreement with FQS. This is I the following section</text:p>
      <text:p text:style-name="P19"><text:s/></text:p>
      <text:h text:style-name="P40" text:outline-level="3">IB</text:h>
      <text:p text:style-name="P2"><text:span text:style-name="T1">Introducing brokers are people/companies that earn rebates (commissions) from introducing trading clients to the broker. IB do not generally trade their own account. If they do, then they will be go though the account opening procedure as well. </text:span><text:span text:style-name="T2">The two are not related</text:span><text:span text:style-name="T1">.</text:span></text:p>
      <text:p text:style-name="P19"/>
      <text:p text:style-name="P19">If a lead marks themselves as an IB on the web registration, then their information should go to the IB Table, but the status of the account should be LEAD. </text:p>
      <text:p text:style-name="P19"/>
      <text:list xml:id="list8695853168797566888" text:style-name="WW8Num2">
        <text:list-item>
          <text:p text:style-name="P21"><text:soft-page-break/>Sometimes IB will sometimes work with agents. Which are essentially IBs of an IB. in this case the super IB will create the agent as an IB and determine the “IB Payout rate”. For example If the DefaultRebate is $10/lot (or 1 pip), and OwningIB Payout is $10/lot (or 1 pip), then the client will be charged $20 (or 2 pips). From a system’s perspective a super IB is an Agent of FQ Securities, and his payout to owning IB field is set by default to 0, so he keeps all the extra earnings.</text:p>
        </text:list-item>
        <text:list-item>
          <text:p text:style-name="P21">The over all commission of the accounts under an IB will usually be reflected in the spreads. We will likely have a number of price streams set up in integral to reflect these options and assign the accounts to the stream based on the IB’s Rebate rate. For example, if an IB added 1 pip, then we would put his client in the 1 pip price stream. </text:p>
        </text:list-item>
        <text:list-item>
          <text:p text:style-name="P21">IB accounts also have a note section. This section is identical in nature to the Lead and account note section.</text:p>
        </text:list-item>
        <text:list-item>
          <text:p text:style-name="P21">IB can see the trading related information of the accounts that they introduce to the broker and should have access to reports such as trading volumes, withdrawals, deposits, etc. </text:p>
        </text:list-item>
        <text:list-item>
          <text:p text:style-name="P21">IB can see the information of leads they introduced, and get notified about the lead status.</text:p>
        </text:list-item>
      </text:list>
      <text:p text:style-name="P37"/>
      <text:p text:style-name="P37">The following is only viewable by employees:</text:p>
      <text:list xml:id="list30513132" text:continue-numbering="true" text:style-name="WW8Num2">
        <text:list-item>
          <text:p text:style-name="P21">The status of IB can be lead, awaiting document, or active</text:p>
        </text:list-item>
        <text:list-item>
          <text:p text:style-name="P21">An IB will be related to a sales person through the IB-Employee-Commission table. The Default should be 0, as we still need to determine the best compensation method. Either way, this could be set on an account by account and employee by employee basis. This structure will allow us to easily evaluate revenues generated by each employee.</text:p>
        </text:list-item>
        <text:list-item>
          <text:p text:style-name="P21">An IB is linked to a trading account through the IB-Account table. When an IB introduces a client which opens account the default rebates will apply to this clients and will set in this table. We might provide IB with different links for different rebate levels (and spreads), and when the client registers as a lead/account then their conditions will be determined in the IB-Account table by the link they clicked. Either way, this table gives the flexibility of determining the rebates on an account by account level. </text:p>
        </text:list-item>
      </text:list>
      <text:h text:style-name="P40" text:outline-level="3">Asset Managers</text:h>
      <text:p text:style-name="P19">Asset managers manage the trading activity on account via a power of attorney (POA). Sometimes AM also trade their own money in which case they will also have a trading account with FQS. Often AM are also IB. i.e. they both introduce clients and manage their accounts. In this case the AM will on registration on the website select from the drop down menu that they are both an AM and IB. when this happens this company will have a record as an IB in the IB table and a record as an AM in the AM table. The system can auto populate the identical fields in this case. However, some fields are particular to each class of account. </text:p>
      <text:p text:style-name="P19"/>
      <text:p text:style-name="P19">The AM table links to the SubAccount table via the Account-AssetManager Table rather than directly to the Account table as an Account may have various AM managing different sub accounts. Also AM will be managing funds for different clients. This structure will allow for maximum flexibility in managing relationship conditions between the AM and account. </text:p>
      <text:p text:style-name="P19"/>
      <text:p text:style-name="P19">An AM and an account may agree on different compensation levels. This should be managed via the AM back office as follows: On establishing a POA the compensation will be entered into the back office by FQS based on the information in the POA only if it is different than the default. If during the relationship of the AM and account holder decide to change the compensation (for example, maybe they agreed that if the account holder lets the AM manage more capital than the latter will reduce their fees). Then the account holder will enter that information in his back office and click an New Offer button. That will send a message to the AM which will either accept the offer or reject it. </text:p>
      <text:p text:style-name="P19"/>
      <text:p text:style-name="P19">FQS will later establish a portal which will allow clients to view all AM that are trading at FQS and their performance. Clients will be able to see the terms and conditions of the AM and select them via the portal, as discussed in the previous paragraph. Standard POA process will follow such a selection. The idea here is to have an in house “Social” Network, which will help stimulate volume.</text:p>
      <text:p text:style-name="P19"/>
      <text:p text:style-name="P19"/>
      <text:p text:style-name="P2"><text:span text:style-name="T3">IMPORTANT NOTE: </text:span><text:span text:style-name="T1">in order to maintain client/partner confidentiality and reduce the chance of AM trying to take clients to other brokers, then all communications between the two will be via the portal. In addition, we should make it an electronic bid and offer system. Whereby AM put up the offer for their services, and clients can bid by selecting the account size and the compensation they are willing to offer (they can do this without to much discussion). Once the AM agrees, then the POA is sent to the client. The AM does not need to know the client name or who they are.</text:span></text:p>
      <text:p text:style-name="P19"><text:soft-page-break/></text:p>
      <text:p text:style-name="P19">The idea should work with IB and AM matching as well. i.e. when an IB offers an asset manager the opportunity to trade some of his account.</text:p>
      <text:p text:style-name="P19"/>
      <text:h text:style-name="P40" text:outline-level="3">Employees</text:h>
      <text:p text:style-name="P19">The employee table should only be accessed by senior management, as it includes compensation, which is private information. </text:p>
      <text:p text:style-name="P19"/>
      <text:p text:style-name="P19"/>
      <text:h text:style-name="P39" text:outline-level="2">Commission management and payouts</text:h>
      <text:p text:style-name="P19">One of the most important features of this system is that it will allow BO to manage very flexible commissions, rebates and other fee schedules across accounts at the click of a button. </text:p>
      <text:p text:style-name="P19"/>
      <text:p text:style-name="P19">The idea is to export/link the trading information of accounts from integral to our CRM. <text:s/>The system will then calculate the earning each account paid to FQS. </text:p>
      <text:p text:style-name="P19"/>
      <text:p text:style-name="P19">If an account is a direct client of FQS then they will only pay standard commissions to FQS. However if an account is an IB client then they may pay higher commissions or/and widened spreads (more likely widened spreads). Fees whether in the form of commissions or widened spreads are charged on a per trade basis. By the end of the month FQS should have all the fees accrued as earnings in the accounting system. </text:p>
      <text:p text:style-name="P19"/>
      <text:h text:style-name="P40" text:outline-level="3">IB Payout</text:h>
      <text:p text:style-name="P19">Through the commission type tables tables (AassetManager-IBPayout, Account-IB, Account-AssetManager, Employee-IBCommissions, Employee-Account-Commissions) the system will then allocate compensation to all relevant parties. It will allocate rebates to the IB by calculating the cumulative rebates that they had earned and subtracting the cumulative commission that were are owed to FQS. The difference is what they earned. For example if an IB has 5 accounts, each trading 100 lots and he IB widens the spread by 1 pips, which is for simplicities sake* worth $10 per lot. Then the IB earned a revenue of $10 x 100 x 5 = $5000. FQS charges $5 per lot so $5x100x5 = $2500. hence the IB would be paid out $2500. </text:p>
      <text:p text:style-name="P19"/>
      <text:p text:style-name="P19">*it is important to note that a pips value depends on the currency pair. However, I am sure that the integral back office calculates that automatically, so we probably just need the total earnings from each account and the volume in order to subtract what FQS is owed.</text:p>
      <text:p text:style-name="P19"/>
      <text:p text:style-name="P19">An IB and an asset manager can have a relationship by which the IB refers clients to the AM. In this case there will likely be a compensation agreement between the two. This compensation agreement will be handled via the AssetManagerToIBPayout table. Through the use of PayoutCodes which will be parsed the payout can be determined. For example, IF10M50C0, could mean 10% of incentive fee, 50% of management fee and 0% of commissions. It would be interesting to have a “Social Networking” feature here to whereby IB can select AM through the AM portal and make them an Offer, and if accepted then the code in the databse would be automatically set.</text:p>
      <text:p text:style-name="P19"/>
      <text:h text:style-name="P40" text:outline-level="3">Asset Manager Payout</text:h>
      <text:p text:style-name="P19">For AM the system will allocate incentive fees and management fees to the AM based on the agreed upon conditions. (For example if the AM earn 30% incentive fee, then the system will take the value of the account in the highest water mark, and if the account has surpassed that level then the system will payout the 30% of the success to the AM). If the asset manager is also charging commissions then the system will calculate at the end of the month the volume generated and the commissions owed. All these funds will be transferred from the Account to the AM as the agreement is a direct one between the client and the AM and FQS merely facilitates the transaction by debiting the client account and crediting the AM account. Normally, FQS would pool all AM earnings for each AM, and then after a review by BO, wire the funds out.</text:p>
      <text:p text:style-name="P19"/>
      <text:p text:style-name="P19">Basically, if the AM churns an account to 0 in one month, then he cannot earn his commissions. Since AM commissions are debited at the end of the month. </text:p>
      <text:p text:style-name="P19"/>
      <text:p text:style-name="P19">If there is a relationship between an AM and an IB, and the AM need to payout to the IB then the system <text:soft-page-break/>will calculate that as well. </text:p>
      <text:p text:style-name="P19"/>
      <text:p text:style-name="P19">When an AM is also an IB then as mentioned above they will earn rebates as well through their IB accounts</text:p>
      <text:p text:style-name="P19"/>
      <text:h text:style-name="P40" text:outline-level="3">Sales People Payout</text:h>
      <text:p text:style-name="P19">The CRM <text:s/>system will allocate commissions to employees based on the clients that are directly under their supervision, and based on the aggregated volumes generated by the clients under the IB who are their direct clients. This payout to employees comes from FQS’s commissions. <text:s/></text:p>
      <text:p text:style-name="P19"/>
      <text:p text:style-name="P2"><text:span text:style-name="T1">If two employees work together on a deal then they should share the reward on the deal. To accomplish this the manager should be able set a relationship between each employee and the client through the Employee-Account or Employee-IB tables. In order not to create double commission payouts I created a field called commission code rather than an absolute commission. The program should parse the code and know what to do with it. Fore example, if there are three employees with a relationship to that account and the code is C50 for one C30 for the next and C20 for the last then 50% of the volume gets allocated to the 1</text:span><text:span text:style-name="T4">st</text:span><text:span text:style-name="T1">, 30% of the volume gets allocated to the 2</text:span><text:span text:style-name="T4">nd</text:span><text:span text:style-name="T1"> and the rest goes to the third. It is necessary to allocate volumes rather than commissions as each employee might have a different commission on a per lot traded basis. </text:span></text:p>
      <text:p text:style-name="P19"/>
      <text:p text:style-name="P19">The default Employee-Account-Commission will be 0.</text:p>
      <text:p text:style-name="P19"/>
      <text:p text:style-name="P19">.</text:p>
      <text:h text:style-name="P40" text:outline-level="3">Summary </text:h>
      <text:p text:style-name="P19"/>
      <text:p text:style-name="P19">At the end of the month a report will be generated for back office and how much each entity needs to be paid, and from which accounts the funds are withdrawn. Once approved the allocation of funds from and to accounts internally should be 100% automated. In other words FQS charged throughout the month $5000 from 5 accounts then this money should be on the FQS balance sheet, and with the click of a button $2500 are transferred to the IB account. The IB should be able to withdraw the funds via their back office. </text:p>
      <text:p text:style-name="P19"/>
      <text:p text:style-name="P19"/>
      <text:p text:style-name="P1">Live Account</text:p>
      <text:p text:style-name="P1">----------------</text:p>
      <text:p text:style-name="P1"/>
      <text:p text:style-name="P1"/>
      <text:p text:style-name="P2"><text:tab/>Account : a) Trading <text:s/>b) Managed</text:p>
      <text:p text:style-name="P2"><text:tab/>Account Type : a) Individual <text:s/>b) <text:s/>Joint <text:s/>c) Corporate <text:s/>d) Trust</text:p>
      <text:p text:style-name="P2"/>
      <text:p text:style-name="P2"><text:s text:c="2"/>Step 1: Choose <text:s/>Account , Account Type</text:p>
      <text:p text:style-name="P2"><text:s text:c="2"/>Step 2: <text:s/><text:tab/> <text:s text:c="5"/>1. <text:tab/>Trading - Individual<text:tab/>(Individual Account)</text:p>
      <text:list xml:id="list1185376853947268354" text:style-name="L1">
        <text:list-item>
          <text:list>
            <text:list-item>
              <text:list>
                <text:list-item>
                  <text:list>
                    <text:list-item>
                      <text:list>
                        <text:list-item>
                          <text:p text:style-name="P3">Trading – Joint<text:tab/><text:tab/>(Partner,spouse etc)</text:p>
                        </text:list-item>
                        <text:list-item>
                          <text:p text:style-name="P3">Trading – Corporate<text:tab/>(Under any corporate)</text:p>
                        </text:list-item>
                        <text:list-item>
                          <text:p text:style-name="P3">Trading -Trust<text:tab/><text:tab/>(unique bank account)</text:p>
                        </text:list-item>
                        <text:list-item>
                          <text:p text:style-name="P3">Managed - Individual</text:p>
                        </text:list-item>
                        <text:list-item>
                          <text:p text:style-name="P3">Managed – Joint</text:p>
                        </text:list-item>
                        <text:list-item>
                          <text:p text:style-name="P3">Managed – Corporate</text:p>
                        </text:list-item>
                        <text:list-item>
                          <text:p text:style-name="P3">Managed – Trust</text:p>
                        </text:list-item>
                      </text:list>
                    </text:list-item>
                  </text:list>
                </text:list-item>
              </text:list>
            </text:list-item>
          </text:list>
        </text:list-item>
      </text:list>
      <text:p text:style-name="P2"/>
      <text:p text:style-name="P2"/>
      <text:p text:style-name="P1">Partner Account </text:p>
      <text:p text:style-name="P1">--------------------</text:p>
      <text:p text:style-name="P1"/>
      <text:p text:style-name="P2"><text:tab/>Account : a) Introducing Broker b) Asset Manager</text:p>
      <text:p text:style-name="P1"><text:tab/><text:span text:style-name="T5">Account Type : a) Individual <text:s/>b) <text:s/>Joint <text:s/>c) Corporate <text:s/>d) Trust</text:span></text:p>
      <text:p text:style-name="P16"/>
      <text:p text:style-name="P2"><text:s text:c="2"/>Step 1: Choose <text:s/>Account , Account Type</text:p>
      <text:p text:style-name="P2"><text:s text:c="2"/>Step 2: <text:s/><text:tab/> <text:s text:c="5"/><text:tab/></text:p>
      <text:list xml:id="list8200327027509861012" text:style-name="L4">
        <text:list-item>
          <text:p text:style-name="P4">Introducing Broker – Individual<text:tab/></text:p>
        </text:list-item>
        <text:list-item>
          <text:p text:style-name="P4">Introducing Broker – Joint</text:p>
        </text:list-item>
        <text:list-item>
          <text:p text:style-name="P4">Introducing Broker - Corporate</text:p>
        </text:list-item>
        <text:list-item>
          <text:p text:style-name="P4"><text:soft-page-break/>Introducing Broker -Trust</text:p>
        </text:list-item>
        <text:list-item>
          <text:p text:style-name="P4">Asset Manager - Individual</text:p>
        </text:list-item>
        <text:list-item>
          <text:p text:style-name="P4">Asset Manager – Joint</text:p>
        </text:list-item>
        <text:list-item>
          <text:p text:style-name="P4">Asset Manager – Corporate</text:p>
        </text:list-item>
        <text:list-item>
          <text:p text:style-name="P4">Asset Manager – Trust</text:p>
        </text:list-item>
      </text:list>
      <text:p text:style-name="P2"/>
      <text:p text:style-name="P2"/>
      <text:p text:style-name="P2"/>
      <text:list xml:id="list30531396" text:continue-list="list1185376853947268354" text:style-name="L1">
        <text:list-item>
          <text:list>
            <text:list-item>
              <text:list>
                <text:list-item>
                  <text:list>
                    <text:list-item>
                      <text:list>
                        <text:list-header>
                          <text:p text:style-name="P3"/>
                        </text:list-header>
                      </text:list>
                    </text:list-item>
                  </text:list>
                </text:list-item>
              </text:list>
            </text:list-item>
          </text:list>
        </text:list-item>
      </text:list>
      <text:list xml:id="list5007743881043697319" text:style-name="L5">
        <text:list-item>
          <text:list>
            <text:list-item>
              <text:list>
                <text:list-item>
                  <text:list>
                    <text:list-item>
                      <text:list>
                        <text:list-item>
                          <text:list>
                            <text:list-header>
                              <text:p text:style-name="P5"/>
                            </text:list-header>
                          </text:list>
                        </text:list-item>
                      </text:list>
                    </text:list-item>
                  </text:list>
                </text:list-item>
              </text:list>
            </text:list-item>
          </text:list>
        </text:list-item>
      </text:list>
      <text:p text:style-name="P19"><text:s/><text:span text:style-name="T6">Review</text:span></text:p>
      <text:p text:style-name="P19"><text:span text:style-name="T6">---------------------</text:span></text:p>
      <text:p text:style-name="P2">Creating </text:p>
      <text:p text:style-name="P2"><text:tab/>a) Demo Account</text:p>
      <text:p text:style-name="P2"><text:tab/>b) Live Account</text:p>
      <text:p text:style-name="P2"><text:s text:c="11"/>c) Become Partner.</text:p>
      <text:list xml:id="list650898916972054091" text:style-name="L7">
        <text:list-item>
          <text:list>
            <text:list-item>
              <text:list>
                <text:list-header>
                  <text:p text:style-name="P6"/>
                </text:list-header>
              </text:list>
            </text:list-item>
          </text:list>
        </text:list-item>
      </text:list>
      <text:p text:style-name="P2"/>
      <text:p text:style-name="P1">Demo Account :-</text:p>
      <text:p text:style-name="P1"><text:tab/></text:p>
      <text:p text:style-name="P24"><text:tab/>Step 1::</text:p>
      <text:p text:style-name="P25"/>
      <text:list xml:id="list1183437557982543396" text:style-name="L17">
        <text:list-item>
          <text:list>
            <text:list-item>
              <text:list>
                <text:list-item>
                  <text:p text:style-name="P7">First Name</text:p>
                </text:list-item>
                <text:list-item>
                  <text:p text:style-name="P7">Last Name</text:p>
                </text:list-item>
                <text:list-item>
                  <text:p text:style-name="P7">Email Address</text:p>
                </text:list-item>
                <text:list-item>
                  <text:p text:style-name="P7">Phone Number</text:p>
                </text:list-item>
                <text:list-item>
                  <text:p text:style-name="P7">Country of Residence</text:p>
                  <text:p text:style-name="P27">Look Up Table </text:p>
                </text:list-item>
                <text:list-item>
                  <text:p text:style-name="P7">Introducing Broker or Referring Agent</text:p>
                </text:list-item>
                <text:list-item>
                  <text:p text:style-name="P17">Account Type</text:p>
                  <text:p text:style-name="P35">look up table</text:p>
                </text:list-item>
                <text:list-item>
                  <text:p text:style-name="P17">Account Currency</text:p>
                  <text:p text:style-name="P35">look up table</text:p>
                </text:list-item>
                <text:list-item>
                  <text:p text:style-name="P17">Platform</text:p>
                  <text:p text:style-name="P35">look up table</text:p>
                </text:list-item>
                <text:list-item>
                  <text:p text:style-name="P17">Years Experience</text:p>
                  <text:p text:style-name="P35">look up table</text:p>
                </text:list-item>
                <text:list-item>
                  <text:p text:style-name="P17">Intended Initial Investment</text:p>
                  <text:p text:style-name="P35">look up table</text:p>
                </text:list-item>
                <text:list-item>
                  <text:p text:style-name="P17">Average Ticket Size</text:p>
                  <text:p text:style-name="P35">look up table</text:p>
                </text:list-item>
              </text:list>
            </text:list-item>
          </text:list>
        </text:list-item>
      </text:list>
      <text:p text:style-name="P2"/>
      <text:p text:style-name="P2"/>
      <text:p text:style-name="P2"/>
      <text:p text:style-name="P1">Live Account :-</text:p>
      <text:p text:style-name="P2"/>
      <text:p text:style-name="P2"><text:tab/><text:span text:style-name="T7">Step 1::</text:span></text:p>
      <text:list xml:id="list30504781" text:continue-numbering="true" text:style-name="L17">
        <text:list-item>
          <text:list>
            <text:list-item>
              <text:list>
                <text:list-header>
                  <text:p text:style-name="P26"/>
                </text:list-header>
              </text:list>
            </text:list-item>
          </text:list>
        </text:list-item>
      </text:list>
      <text:list xml:id="list3806282155790444188" text:style-name="L18">
        <text:list-item>
          <text:p text:style-name="P8">Account <text:s/>:</text:p>
          <text:p text:style-name="P28">Look Up Table for account.</text:p>
        </text:list-item>
        <text:list-item>
          <text:p text:style-name="P8">Account Type :</text:p>
          <text:p text:style-name="P28">Look Up Table for account type.</text:p>
        </text:list-item>
        <text:list-item>
          <text:p text:style-name="P8">Trading Platform :</text:p>
          <text:p text:style-name="P28">Look Up Table for trading platform</text:p>
        </text:list-item>
        <text:list-item>
          <text:p text:style-name="P8">Currency</text:p>
          <text:p text:style-name="P28">Look up table for currency depending upon broker</text:p>
        </text:list-item>
        <text:list-item>
          <text:p text:style-name="P8">Username</text:p>
        </text:list-item>
        <text:list-item>
          <text:p text:style-name="P8">Password </text:p>
        </text:list-item>
        <text:list-item>
          <text:p text:style-name="P8">Verify Password</text:p>
        </text:list-item>
      </text:list>
      <text:p text:style-name="P2"><text:tab/></text:p>
      <text:p text:style-name="P2"><text:tab/><text:span text:style-name="T7">Step 2 :: </text:span></text:p>
      <text:p text:style-name="P2"><text:tab/><text:tab/><text:span text:style-name="T8">Trust Information :</text:span></text:p>
      <text:list xml:id="list5916129380123058446" text:style-name="L19">
        <text:list-item>
          <text:list>
            <text:list-item>
              <text:list>
                <text:list-item>
                  <text:list>
                    <text:list-item>
                      <text:list>
                        <text:list-item>
                          <text:list>
                            <text:list-item>
                              <text:list>
                                <text:list-item>
                                  <text:p text:style-name="P9"><text:soft-page-break/>Trust Name</text:p>
                                </text:list-item>
                                <text:list-item>
                                  <text:p text:style-name="P9">Trust Type</text:p>
                                  <text:p text:style-name="P29">Look Up table for trust type</text:p>
                                </text:list-item>
                                <text:list-item>
                                  <text:p text:style-name="P9">Trust Address</text:p>
                                </text:list-item>
                                <text:list-item>
                                  <text:p text:style-name="P9">City</text:p>
                                </text:list-item>
                                <text:list-item>
                                  <text:p text:style-name="P9">Country </text:p>
                                  <text:p text:style-name="P29">Look up table for trust country</text:p>
                                </text:list-item>
                                <text:list-item>
                                  <text:p text:style-name="P9">Postal code</text:p>
                                </text:list-item>
                              </text:list>
                            </text:list-item>
                          </text:list>
                        </text:list-item>
                      </text:list>
                    </text:list-item>
                  </text:list>
                </text:list-item>
              </text:list>
            </text:list-item>
          </text:list>
        </text:list-item>
      </text:list>
      <text:p text:style-name="P2"><text:tab/><text:tab/><text:span text:style-name="T8">Trustee Information :</text:span></text:p>
      <text:list xml:id="list5883844233942828898" text:style-name="L20">
        <text:list-item>
          <text:list>
            <text:list-item>
              <text:list>
                <text:list-item>
                  <text:list>
                    <text:list-item>
                      <text:list>
                        <text:list-item>
                          <text:list>
                            <text:list-item>
                              <text:list>
                                <text:list-item>
                                  <text:p text:style-name="P10">Trustee Company Name</text:p>
                                </text:list-item>
                                <text:list-item>
                                  <text:p text:style-name="P10">Company Type</text:p>
                                  <text:p text:style-name="P30">Look up table for company type</text:p>
                                </text:list-item>
                                <text:list-item>
                                  <text:p text:style-name="P10">Trustee Address</text:p>
                                </text:list-item>
                                <text:list-item>
                                  <text:p text:style-name="P10">City </text:p>
                                </text:list-item>
                                <text:list-item>
                                  <text:p text:style-name="P10">Country</text:p>
                                  <text:p text:style-name="P30">Look up table for trust country</text:p>
                                </text:list-item>
                                <text:list-item>
                                  <text:p text:style-name="P10">Postal Code</text:p>
                                </text:list-item>
                              </text:list>
                            </text:list-item>
                          </text:list>
                        </text:list-item>
                      </text:list>
                    </text:list-item>
                  </text:list>
                </text:list-item>
              </text:list>
            </text:list-item>
          </text:list>
        </text:list-item>
      </text:list>
      <text:p text:style-name="P2"><text:tab/><text:tab/><text:span text:style-name="T8">Trustee Company Authorized Officer:</text:span></text:p>
      <text:list xml:id="list5111603715489356758" text:style-name="L21">
        <text:list-item>
          <text:list>
            <text:list-item>
              <text:list>
                <text:list-item>
                  <text:list>
                    <text:list-item>
                      <text:list>
                        <text:list-item>
                          <text:list>
                            <text:list-item>
                              <text:list>
                                <text:list-item>
                                  <text:p text:style-name="P11">Authorized officer Address</text:p>
                                </text:list-item>
                                <text:list-item>
                                  <text:p text:style-name="P11">City</text:p>
                                </text:list-item>
                                <text:list-item>
                                  <text:p text:style-name="P11">Country</text:p>
                                  <text:p text:style-name="P31">Look up table for country</text:p>
                                </text:list-item>
                                <text:list-item>
                                  <text:p text:style-name="P11">Postal Code</text:p>
                                </text:list-item>
                                <text:list-item>
                                  <text:p text:style-name="P11">Telephone Number</text:p>
                                </text:list-item>
                                <text:list-item>
                                  <text:p text:style-name="P11">Mobile Number</text:p>
                                </text:list-item>
                                <text:list-item>
                                  <text:p text:style-name="P11">Email Address</text:p>
                                </text:list-item>
                                <text:list-item>
                                  <text:p text:style-name="P11">Confirm Email Address</text:p>
                                </text:list-item>
                              </text:list>
                            </text:list-item>
                          </text:list>
                        </text:list-item>
                      </text:list>
                    </text:list-item>
                  </text:list>
                </text:list-item>
              </text:list>
            </text:list-item>
          </text:list>
        </text:list-item>
      </text:list>
      <text:p text:style-name="P2"><text:tab/><text:tab/><text:span text:style-name="T8">Banking Information:</text:span></text:p>
      <text:list xml:id="list911338588750613798" text:style-name="L22">
        <text:list-item>
          <text:list>
            <text:list-item>
              <text:list>
                <text:list-item>
                  <text:list>
                    <text:list-item>
                      <text:list>
                        <text:list-item>
                          <text:list>
                            <text:list-item>
                              <text:list>
                                <text:list-item>
                                  <text:p text:style-name="P12">Bank Name</text:p>
                                </text:list-item>
                                <text:list-item>
                                  <text:p text:style-name="P12">Account Number</text:p>
                                </text:list-item>
                                <text:list-item>
                                  <text:p text:style-name="P12">Bic Number/SWIFT Code</text:p>
                                </text:list-item>
                                <text:list-item>
                                  <text:p text:style-name="P12">Bank Address</text:p>
                                </text:list-item>
                                <text:list-item>
                                  <text:p text:style-name="P12">Recieving Bank Information</text:p>
                                  <text:p text:style-name="P32">Look Up Table depending upon broker</text:p>
                                </text:list-item>
                                <text:list-item>
                                  <text:p text:style-name="P12">City</text:p>
                                </text:list-item>
                                <text:list-item>
                                  <text:p text:style-name="P12">Country</text:p>
                                  <text:p text:style-name="P32">Look Up table for country</text:p>
                                </text:list-item>
                                <text:list-item>
                                  <text:p text:style-name="P12">Postal Code</text:p>
                                </text:list-item>
                              </text:list>
                            </text:list-item>
                          </text:list>
                        </text:list-item>
                      </text:list>
                    </text:list-item>
                  </text:list>
                </text:list-item>
              </text:list>
            </text:list-item>
          </text:list>
        </text:list-item>
      </text:list>
      <text:p text:style-name="P2"/>
      <text:p text:style-name="P2"><text:tab/><text:tab/><text:span text:style-name="T8">Financial Information:</text:span></text:p>
      <text:list xml:id="list2971440423477551676" text:style-name="L23">
        <text:list-item>
          <text:list>
            <text:list-item>
              <text:list>
                <text:list-item>
                  <text:list>
                    <text:list-item>
                      <text:list>
                        <text:list-item>
                          <text:list>
                            <text:list-item>
                              <text:list>
                                <text:list-item>
                                  <text:p text:style-name="P13">Estimate Annual Income</text:p>
                                  <text:p text:style-name="P33">look Up table for estimation</text:p>
                                </text:list-item>
                                <text:list-item>
                                  <text:p text:style-name="P13">Liquid Assets</text:p>
                                  <text:p text:style-name="P33">look Up Table</text:p>
                                </text:list-item>
                                <text:list-item>
                                  <text:p text:style-name="P13">Total net worth in Euros</text:p>
                                </text:list-item>
                              </text:list>
                            </text:list-item>
                          </text:list>
                        </text:list-item>
                      </text:list>
                    </text:list-item>
                  </text:list>
                </text:list-item>
              </text:list>
            </text:list-item>
          </text:list>
        </text:list-item>
      </text:list>
      <text:p text:style-name="P2"><text:s/><text:tab/><text:tab/><text:tab/><text:tab/><text:span text:style-name="T9"> look up table</text:span></text:p>
      <text:p text:style-name="P2"/>
      <text:p text:style-name="P2"><text:tab/><text:tab/><text:span text:style-name="T8">Trading Experience:</text:span></text:p>
      <text:list xml:id="list7191512287376455777" text:style-name="L24">
        <text:list-item>
          <text:list>
            <text:list-item>
              <text:list>
                <text:list-item>
                  <text:list>
                    <text:list-item>
                      <text:list>
                        <text:list-item>
                          <text:list>
                            <text:list-item>
                              <text:list>
                                <text:list-item>
                                  <text:p text:style-name="P14">Experience Trading Securities</text:p>
                                  <text:p text:style-name="P34">Look Up Table</text:p>
                                </text:list-item>
                                <text:list-item>
                                  <text:p text:style-name="P14">Experience Trading Option</text:p>
                                  <text:p text:style-name="P34">Look Up Table</text:p>
                                </text:list-item>
                                <text:list-item>
                                  <text:p text:style-name="P14">Experience Trading Foreign Exchange</text:p>
                                  <text:p text:style-name="P34">Look Up Table</text:p>
                                </text:list-item>
                              </text:list>
                            </text:list-item>
                          </text:list>
                        </text:list-item>
                      </text:list>
                    </text:list-item>
                  </text:list>
                </text:list-item>
              </text:list>
            </text:list-item>
          </text:list>
        </text:list-item>
      </text:list>
      <text:p text:style-name="P2"/>
      <text:p text:style-name="P2"><text:tab/><text:tab/><text:span text:style-name="T8">Other Information’s:</text:span></text:p>
      <text:p text:style-name="P2"/>
      <text:list xml:id="list5958272792315309590" text:style-name="L25">
        <text:list-item>
          <text:list>
            <text:list-item>
              <text:list>
                <text:list-item>
                  <text:list>
                    <text:list-item>
                      <text:list>
                        <text:list-item>
                          <text:list>
                            <text:list-item>
                              <text:list>
                                <text:list-item>
                                  <text:p text:style-name="P15">Do you have or have you ever held and other account with FQ Securities?</text:p>
                                </text:list-item>
                                <text:list-item>
                                  <text:p text:style-name="P15">Have you ever been a registered person/entity with CFTC, NFA, SEC, FINRA, FSA, BaFin, etc?</text:p>
                                </text:list-item>
                                <text:list-item>
                                  <text:p text:style-name="P15">Are you required to be registered with a regulator?</text:p>
                                </text:list-item>
                                <text:list-item>
                                  <text:p text:style-name="P15">Are you an employee of an exchange or regulator organization?</text:p>
                                </text:list-item>
                                <text:list-item>
                                  <text:p text:style-name="P15"><text:soft-page-break/>Have you ever declared bankruptcy?</text:p>
                                </text:list-item>
                              </text:list>
                            </text:list-item>
                          </text:list>
                        </text:list-item>
                      </text:list>
                    </text:list-item>
                  </text:list>
                </text:list-item>
              </text:list>
            </text:list-item>
          </text:list>
        </text:list-item>
      </text:list>
      <text:p text:style-name="P2"><text:tab/><text:tab/><text:tab/><text:tab/></text:p>
      <text:p text:style-name="P2"><text:tab/></text:p>
      <text:p text:style-name="P1">Become Partner :-</text:p>
      <text:p text:style-name="P1"/>
      <text:list xml:id="list7859347230297892515" text:style-name="L26">
        <text:list-item>
          <text:p text:style-name="P18">Account <text:s/></text:p>
          <text:p text:style-name="P36">Look Up Table for account.</text:p>
        </text:list-item>
        <text:list-item>
          <text:p text:style-name="P18">Account Type :</text:p>
          <text:p text:style-name="P36">Look Up Table for account type.</text:p>
        </text:list-item>
        <text:list-item>
          <text:p text:style-name="P18">Trading Platform :</text:p>
          <text:p text:style-name="P36">Look Up Table for trading platform</text:p>
        </text:list-item>
        <text:list-item>
          <text:p text:style-name="P18">Currency</text:p>
          <text:p text:style-name="P36">Look up table for currency depending upon broker</text:p>
        </text:list-item>
        <text:list-item>
          <text:p text:style-name="P18">Username</text:p>
        </text:list-item>
        <text:list-item>
          <text:p text:style-name="P18">Password </text:p>
        </text:list-item>
        <text:list-item>
          <text:p text:style-name="P22"><text:span text:style-name="T6">Verify Passwor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3S</meta:editing-duration>
    <meta:editing-cycles>7</meta:editing-cycles>
    <meta:generator>OpenOffice.org/3.4.1$Win32 OpenOffice.org_project/341m1$Build-9593</meta:generator>
    <dc:date>2013-01-15T10:37:24.97</dc:date>
    <meta:document-statistic meta:table-count="0" meta:image-count="0" meta:object-count="0" meta:page-count="8" meta:paragraph-count="227" meta:word-count="3680" meta:character-count="20799"/>
    <meta:user-defined meta:name="Info 1"/>
    <meta:user-defined meta:name="Info 2"/>
    <meta:user-defined meta:name="Info 3"/>
    <meta:user-defined meta:name="Info 4"/>
  </office:meta>
</office:document-meta>
</file>